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language="da" fo:country="DK" fo:font-weight="normal" officeooo:rsid="001926c4" officeooo:paragraph-rsid="00071ce6" fo:background-color="transparent" style:language-asian="zxx" style:country-asian="none" style:font-weight-asian="normal" style:language-complex="zxx" style:country-complex="none" style:font-weight-complex="normal"/>
    </style:style>
    <style:style style:name="P2" style:family="paragraph" style:parent-style-name="Text_20_body">
      <style:text-properties fo:language="da" fo:country="DK" officeooo:rsid="00031886" officeooo:paragraph-rsid="00031886" fo:background-color="transparent"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da" fo:country="DK" officeooo:rsid="00055650" officeooo:paragraph-rsid="00055650" fo:background-color="transparent" style:language-asian="zxx" style:country-asian="none" style:language-complex="zxx" style:country-complex="none"/>
    </style:style>
    <style:style style:name="P4" style:family="paragraph" style:parent-style-name="Text_20_body" style:list-style-name="L1">
      <style:paragraph-properties fo:text-align="start" style:justify-single-word="false"/>
      <style:text-properties fo:language="da" fo:country="DK" officeooo:rsid="00055650" officeooo:paragraph-rsid="00055650" fo:background-color="transparent" style:language-asian="zxx" style:country-asian="none" style:language-complex="zxx" style:country-complex="none"/>
    </style:style>
    <style:style style:name="P5" style:family="paragraph" style:parent-style-name="Text_20_body" style:list-style-name="L2">
      <style:paragraph-properties fo:text-align="start" style:justify-single-word="false"/>
      <style:text-properties fo:language="da" fo:country="DK" fo:font-weight="normal" officeooo:rsid="00071ce6" officeooo:paragraph-rsid="00071ce6" fo:background-color="transparent" style:language-asian="zxx" style:country-asian="none" style:font-weight-asian="normal" style:language-complex="zxx" style:country-complex="none" style:font-weight-complex="normal"/>
    </style:style>
    <style:style style:name="P6" style:family="paragraph" style:parent-style-name="Text_20_body">
      <style:paragraph-properties fo:text-align="start" style:justify-single-word="false"/>
      <style:text-properties fo:language="da" fo:country="DK" fo:font-weight="normal" officeooo:rsid="00071ce6" officeooo:paragraph-rsid="00071ce6" fo:background-color="transparent" style:language-asian="zxx" style:country-asian="none" style:font-weight-asian="normal" style:language-complex="zxx" style:country-complex="none" style:font-weight-complex="normal"/>
    </style:style>
    <style:style style:name="P7" style:family="paragraph" style:parent-style-name="Text_20_body" style:list-style-name="L6">
      <style:paragraph-properties fo:text-align="start" style:justify-single-word="false"/>
      <style:text-properties fo:language="da" fo:country="DK" fo:font-weight="normal" officeooo:rsid="000ad1a2" officeooo:paragraph-rsid="000ad1a2" style:language-asian="zxx" style:country-asian="none" style:font-weight-asian="normal" style:language-complex="zxx" style:country-complex="none" style:font-weight-complex="normal"/>
    </style:style>
    <style:style style:name="P8" style:family="paragraph" style:parent-style-name="Text_20_body">
      <style:paragraph-properties fo:text-align="start" style:justify-single-word="false"/>
      <style:text-properties fo:language="da" fo:country="DK" fo:font-weight="bold" officeooo:rsid="00055650" officeooo:paragraph-rsid="00055650" fo:background-color="transparent" style:language-asian="zxx" style:country-asian="none" style:font-weight-asian="bold" style:language-complex="zxx" style:country-complex="none" style:font-weight-complex="bold"/>
    </style:style>
    <style:style style:name="P9" style:family="paragraph" style:parent-style-name="Text_20_body">
      <style:paragraph-properties fo:text-align="start" style:justify-single-word="false"/>
      <style:text-properties fo:language="da" fo:country="DK" fo:font-style="italic" fo:font-weight="normal" officeooo:rsid="00071ce6" officeooo:paragraph-rsid="00071ce6" fo:background-color="transparent" style:language-asian="zxx" style:country-asian="none" style:font-style-asian="italic" style:font-weight-asian="normal" style:language-complex="zxx" style:country-complex="none" style:font-style-complex="italic" style:font-weight-complex="normal"/>
    </style:style>
    <style:style style:name="P10" style:family="paragraph" style:parent-style-name="Text_20_body">
      <style:paragraph-properties fo:text-align="start" style:justify-single-word="false"/>
      <style:text-properties fo:language="da" fo:country="DK" officeooo:rsid="00071ce6" officeooo:paragraph-rsid="00071ce6" style:language-asian="zxx" style:country-asian="none" style:language-complex="zxx" style:country-complex="none"/>
    </style:style>
    <style:style style:name="P11" style:family="paragraph" style:parent-style-name="Text_20_body">
      <style:paragraph-properties fo:text-align="start" style:justify-single-word="false"/>
      <style:text-properties fo:language="da" fo:country="DK" officeooo:rsid="00086d3e" officeooo:paragraph-rsid="00086d3e" style:language-asian="zxx" style:country-asian="none" style:language-complex="zxx" style:country-complex="none"/>
    </style:style>
    <style:style style:name="P12" style:family="paragraph" style:parent-style-name="Text_20_body" style:list-style-name="L3">
      <style:paragraph-properties fo:text-align="start" style:justify-single-word="false"/>
      <style:text-properties fo:language="da" fo:country="DK" officeooo:rsid="00086d3e" officeooo:paragraph-rsid="00086d3e" style:language-asian="zxx" style:country-asian="none" style:language-complex="zxx" style:country-complex="none"/>
    </style:style>
    <style:style style:name="P13" style:family="paragraph" style:parent-style-name="Text_20_body" style:list-style-name="L3">
      <style:paragraph-properties fo:text-align="start" style:justify-single-word="false"/>
      <style:text-properties fo:language="da" fo:country="DK" officeooo:rsid="0008c277" officeooo:paragraph-rsid="0008c277" style:language-asian="zxx" style:country-asian="none" style:language-complex="zxx" style:country-complex="none"/>
    </style:style>
    <style:style style:name="P14" style:family="paragraph" style:parent-style-name="Text_20_body" style:list-style-name="L3">
      <style:paragraph-properties fo:text-align="start" style:justify-single-word="false"/>
      <style:text-properties fo:language="da" fo:country="DK" officeooo:rsid="00092834" officeooo:paragraph-rsid="00092834" style:language-asian="zxx" style:country-asian="none" style:language-complex="zxx" style:country-complex="none"/>
    </style:style>
    <style:style style:name="P15" style:family="paragraph" style:parent-style-name="Text_20_body">
      <style:paragraph-properties fo:text-align="start" style:justify-single-word="false"/>
      <style:text-properties fo:language="da" fo:country="DK" officeooo:rsid="00092834" officeooo:paragraph-rsid="00092834" style:language-asian="zxx" style:country-asian="none" style:language-complex="zxx" style:country-complex="none"/>
    </style:style>
    <style:style style:name="P16" style:family="paragraph" style:parent-style-name="Text_20_body" style:list-style-name="L4">
      <style:paragraph-properties fo:text-align="start" style:justify-single-word="false"/>
      <style:text-properties fo:language="da" fo:country="DK" officeooo:rsid="00092834" officeooo:paragraph-rsid="00092834" style:language-asian="zxx" style:country-asian="none" style:language-complex="zxx" style:country-complex="none"/>
    </style:style>
    <style:style style:name="P17" style:family="paragraph" style:parent-style-name="Text_20_body" style:list-style-name="L5">
      <style:paragraph-properties fo:text-align="start" style:justify-single-word="false"/>
      <style:text-properties fo:language="da" fo:country="DK" officeooo:rsid="00092834" officeooo:paragraph-rsid="00092834" style:language-asian="zxx" style:country-asian="none" style:language-complex="zxx" style:country-complex="none"/>
    </style:style>
    <style:style style:name="P18" style:family="paragraph" style:parent-style-name="Text_20_body" style:list-style-name="L7">
      <style:paragraph-properties fo:text-align="start" style:justify-single-word="false"/>
      <style:text-properties fo:language="da" fo:country="DK" officeooo:rsid="00092834" officeooo:paragraph-rsid="00092834" style:language-asian="zxx" style:country-asian="none" style:language-complex="zxx" style:country-complex="none"/>
    </style:style>
    <style:style style:name="P19" style:family="paragraph" style:parent-style-name="Text_20_body">
      <style:paragraph-properties fo:text-align="start" style:justify-single-word="false"/>
      <style:text-properties fo:language="da" fo:country="DK" officeooo:rsid="00092834" officeooo:paragraph-rsid="000e6ff2" style:language-asian="zxx" style:country-asian="none" style:language-complex="zxx" style:country-complex="none"/>
    </style:style>
    <style:style style:name="P20" style:family="paragraph" style:parent-style-name="Text_20_body" style:list-style-name="L3">
      <style:paragraph-properties fo:text-align="start" style:justify-single-word="false"/>
      <style:text-properties fo:language="da" fo:country="DK" officeooo:rsid="000a6137" officeooo:paragraph-rsid="000a6137" style:language-asian="zxx" style:country-asian="none" style:language-complex="zxx" style:country-complex="none"/>
    </style:style>
    <style:style style:name="P21" style:family="paragraph" style:parent-style-name="Text_20_body" style:list-style-name="L6">
      <style:paragraph-properties fo:text-align="start" style:justify-single-word="false"/>
      <style:text-properties fo:language="da" fo:country="DK" officeooo:rsid="000ad1a2" officeooo:paragraph-rsid="000ad1a2" style:language-asian="zxx" style:country-asian="none" style:language-complex="zxx" style:country-complex="none"/>
    </style:style>
    <style:style style:name="P22" style:family="paragraph" style:parent-style-name="Text_20_body">
      <style:paragraph-properties fo:text-align="start" style:justify-single-word="false"/>
      <style:text-properties fo:language="da" fo:country="DK" officeooo:rsid="000ad1a2" officeooo:paragraph-rsid="000e6ff2" style:language-asian="zxx" style:country-asian="none" style:language-complex="zxx" style:country-complex="none"/>
    </style:style>
    <style:style style:name="P23" style:family="paragraph" style:parent-style-name="Standard" style:list-style-name="L4">
      <style:paragraph-properties fo:text-align="start" style:justify-single-word="false"/>
      <style:text-properties fo:language="da" fo:country="DK" fo:font-weight="normal" officeooo:rsid="001c2cbe" officeooo:paragraph-rsid="000f5944" style:language-asian="zxx" style:country-asian="none" style:font-weight-asian="normal" style:language-complex="zxx" style:country-complex="none" style:font-weight-complex="normal"/>
    </style:style>
    <style:style style:name="P24" style:family="paragraph" style:parent-style-name="Title" style:master-page-name="Standard">
      <style:paragraph-properties style:page-number="auto"/>
      <style:text-properties fo:language="da" fo:country="DK" officeooo:rsid="00031886" officeooo:paragraph-rsid="00031886" fo:background-color="transparent" style:language-asian="zxx" style:country-asian="none" style:language-complex="zxx" style:country-complex="none"/>
    </style:style>
    <style:style style:name="P25" style:family="paragraph" style:parent-style-name="Subtitle">
      <style:paragraph-properties fo:text-align="start" style:justify-single-word="false"/>
      <style:text-properties fo:language="da" fo:country="DK" officeooo:rsid="00031886" officeooo:paragraph-rsid="00031886" fo:background-color="transparent" style:language-asian="zxx" style:country-asian="none" style:language-complex="zxx" style:country-complex="none"/>
    </style:style>
    <style:style style:name="P26" style:family="paragraph" style:parent-style-name="Subtitle">
      <style:paragraph-properties fo:text-align="start" style:justify-single-word="false"/>
      <style:text-properties fo:language="da" fo:country="DK" officeooo:rsid="00055650" officeooo:paragraph-rsid="00055650" fo:background-color="transparent" style:language-asian="zxx" style:country-asian="none" style:language-complex="zxx" style:country-complex="none"/>
    </style:style>
    <style:style style:name="P27" style:family="paragraph" style:parent-style-name="Subtitle">
      <style:paragraph-properties fo:text-align="start" style:justify-single-word="false"/>
      <style:text-properties fo:language="da" fo:country="DK" fo:font-weight="normal" officeooo:rsid="00071ce6" officeooo:paragraph-rsid="00071ce6" fo:background-color="transparent" style:language-asian="zxx" style:country-asian="none" style:font-weight-asian="normal" style:language-complex="zxx" style:country-complex="none" style:font-weight-complex="normal"/>
    </style:style>
    <style:style style:name="P28" style:family="paragraph" style:parent-style-name="Subtitle">
      <style:paragraph-properties fo:text-align="start" style:justify-single-word="false"/>
      <style:text-properties fo:language="da" fo:country="DK" officeooo:rsid="00071ce6" officeooo:paragraph-rsid="00071ce6" style:language-asian="zxx" style:country-asian="none" style:language-complex="zxx" style:country-complex="none"/>
    </style:style>
    <style:style style:name="P29" style:family="paragraph" style:parent-style-name="Subtitle">
      <style:paragraph-properties fo:text-align="start" style:justify-single-word="false"/>
      <style:text-properties fo:language="da" fo:country="DK" officeooo:rsid="00071ce6" officeooo:paragraph-rsid="00086d3e" style:language-asian="zxx" style:country-asian="none" style:language-complex="zxx" style:country-complex="none"/>
    </style:style>
    <style:style style:name="P30" style:family="paragraph" style:parent-style-name="Subtitle">
      <style:paragraph-properties fo:text-align="start" style:justify-single-word="false"/>
      <style:text-properties fo:language="da" fo:country="DK" officeooo:rsid="00086d3e" officeooo:paragraph-rsid="00086d3e" style:language-asian="zxx" style:country-asian="none" style:language-complex="zxx" style:country-complex="none"/>
    </style:style>
    <style:style style:name="P31" style:family="paragraph" style:parent-style-name="Subtitle">
      <style:paragraph-properties fo:text-align="start" style:justify-single-word="false"/>
      <style:text-properties fo:language="da" fo:country="DK" officeooo:rsid="001d502e" officeooo:paragraph-rsid="00092834" style:language-asian="zxx" style:country-asian="none" style:language-complex="zxx" style:country-complex="none"/>
    </style:style>
    <style:style style:name="T1" style:family="text">
      <style:text-properties officeooo:rsid="00071ce6"/>
    </style:style>
    <style:style style:name="T2" style:family="text">
      <style:text-properties officeooo:rsid="001b8d42"/>
    </style:style>
    <style:style style:name="T3" style:family="text">
      <style:text-properties officeooo:rsid="00086d3e"/>
    </style:style>
    <style:style style:name="T4" style:family="text">
      <style:text-properties officeooo:rsid="0008c277"/>
    </style:style>
    <style:style style:name="T5" style:family="text">
      <style:text-properties officeooo:rsid="000a2e53"/>
    </style:style>
    <style:style style:name="T6" style:family="text">
      <style:text-properties officeooo:rsid="000a4f07"/>
    </style:style>
    <style:style style:name="T7" style:family="text">
      <style:text-properties officeooo:rsid="000a6137"/>
    </style:style>
    <style:style style:name="T8" style:family="text">
      <style:text-properties officeooo:rsid="000ad1a2"/>
    </style:style>
    <style:style style:name="T9" style:family="text">
      <style:text-properties fo:language="da" fo:country="DK" fo:font-weight="normal" style:font-weight-asian="normal" style:font-weight-complex="normal"/>
    </style:style>
    <style:style style:name="T10" style:family="text">
      <style:text-properties fo:language="da" fo:country="DK" fo:font-weight="normal" officeooo:rsid="001c2cbe" style:font-weight-asian="normal" style:font-weight-complex="normal"/>
    </style:style>
    <style:style style:name="T11" style:family="text">
      <style:text-properties fo:language="da" fo:country="DK" fo:font-weight="normal" officeooo:rsid="00427792" style:font-weight-asian="normal" style:font-weight-complex="normal"/>
    </style:style>
    <style:style style:name="T12" style:family="text">
      <style:text-properties fo:language="da" fo:country="DK" fo:font-weight="normal" officeooo:rsid="003bdc92"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c2cbe" style:font-weight-asian="normal" style:font-weight-complex="normal"/>
    </style:style>
    <style:style style:name="T15" style:family="text">
      <style:text-properties fo:font-weight="normal" officeooo:rsid="00427792" style:font-weight-asian="normal" style:font-weight-complex="normal"/>
    </style:style>
    <style:style style:name="T16" style:family="text">
      <style:text-properties fo:font-weight="normal" officeooo:rsid="003bdc92" style:font-weight-asian="normal" style:font-weight-complex="normal"/>
    </style:style>
    <style:style style:name="T17" style:family="text">
      <style:text-properties fo:font-weight="normal" officeooo:rsid="002f21b9" style:font-weight-asian="normal" style:font-weight-complex="normal"/>
    </style:style>
    <style:style style:name="T18" style:family="text">
      <style:text-properties officeooo:rsid="000cb55e"/>
    </style:style>
    <style:style style:name="T19" style:family="text">
      <style:text-properties officeooo:rsid="000e6ff2"/>
    </style:style>
    <style:style style:name="T20" style:family="text">
      <style:text-properties officeooo:rsid="00115dbd"/>
    </style:style>
    <style:style style:name="T21" style:family="text">
      <style:text-properties officeooo:rsid="000f59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se Case <text:span text:style-name="T6">2</text:span> – Få placering af alle busser <text:span text:style-name="T6">og stoppesteder</text:span> <text:span text:style-name="T6">på valgt rute</text:span></text:p>
      <text:p text:style-name="P2"/>
      <text:p text:style-name="P25">Mål</text:p>
      <text:p text:style-name="P2">Målet med denne Use Case er at<text:span text:style-name="T6"> få vist</text:span> alle busser <text:span text:style-name="T6">samt busstoppesteder</text:span>, <text:span text:style-name="T6">for</text:span> e<text:span text:style-name="T6">n valgt rute</text:span>, på kortet.<text:span text:style-name="T6"> Busstoppesteder og busser vil være tydeligt markeret.</text:span></text:p>
      <text:p text:style-name="P2"/>
      <text:p text:style-name="P26">Initiering</text:p>
      <text:p text:style-name="P3">Brugeren tilkendegiver over for systemet, hvilken busrute han ønsker <text:span text:style-name="T6">få vist på kortet. Alternativt kan brugeren vælge en favoritrute, givet at favoritrute er tilføjet, igennem Use Case 4.</text:span> Brugeren vil da <text:span text:style-name="T5">få</text:span> vist en busrute, samt hvor på ruten, busserne <text:span text:style-name="T6">og</text:span> busstoppestederne befinder sig.</text:p>
      <text:p text:style-name="P3"/>
      <text:p text:style-name="P26">Aktører og interessenter</text:p>
      <text:p text:style-name="P8">Primære aktører</text:p>
      <text:list xml:id="list4743222899871224780" text:style-name="L1">
        <text:list-item>
          <text:p text:style-name="P4">Brugeren</text:p>
        </text:list-item>
      </text:list>
      <text:p text:style-name="P6"/>
      <text:p text:style-name="P27">Antal samtidige forekomster</text:p>
      <text:p text:style-name="P6">En samtidig forekomst.</text:p>
      <text:p text:style-name="P6"/>
      <text:p text:style-name="P27">Ikke funktionelle krav.</text:p>
      <text:p text:style-name="P9">KOMMER SENERE</text:p>
      <text:p text:style-name="P6"/>
      <text:p text:style-name="P27">Startbetingelser</text:p>
      <text:p text:style-name="P1">Initialisering kræver, at <text:span text:style-name="T6">en af </text:span>normalforløb<text:span text:style-name="T1">ene for</text:span> følgende Use Cases er <text:span text:style-name="T2">fuldendt</text:span>:</text:p>
      <text:list xml:id="list2885780695891399184" text:style-name="L2">
        <text:list-item>
          <text:p text:style-name="P5">Use Case 4 – Tilføj/Fjern busnummer <text:span text:style-name="T6">til liste af favoritter</text:span></text:p>
          <text:list>
            <text:list-item>
              <text:p text:style-name="P5">Hvis en favoritrute i forvejen er <text:span text:style-name="T6">tilføjet</text:span>, kan Use Case <text:span text:style-name="T6">2</text:span> startes fra hovedskærmen.</text:p>
            </text:list-item>
          </text:list>
        </text:list-item>
        <text:list-item>
          <text:p text:style-name="P5">Use Case <text:span text:style-name="T6">1</text:span> – Vis liste af busruter<text:tab/></text:p>
          <text:list>
            <text:list-item>
              <text:p text:style-name="P5">Alle busruter præsenteres som en liste, efter fuldendt normalforløb for Use Case <text:span text:style-name="T6">1.</text:span></text:p>
            </text:list-item>
          </text:list>
        </text:list-item>
      </text:list>
      <text:p text:style-name="P28">Slutresultat ved succes:</text:p>
      <text:p text:style-name="P10">Brugeren vil blive præsenteret for <text:span text:style-name="T6">et</text:span> kort, hvorpå busruten er tegnet ind, med tydeligt markerede <text:span text:style-name="T3">busstoppesteder. Hvis GPSen i telefonen er slået til, vil kortet zoome ind til brugerens position. Hvis GPSen ikke er slået til, vil brugeren blive præsenteret for et kort, zoomet ud til at se hele ruten. På ruten vil alle kørende busser, deres retning samt busstoppestederne blive tydeligt vist.</text:span></text:p>
      <text:p text:style-name="P11"/>
      <text:p text:style-name="P29"><text:soft-page-break/>Slutresultat ved <text:span text:style-name="T3">undtagelser</text:span>:</text:p>
      <text:p text:style-name="P11">Brugeren vil blive præsenteret for en <text:span text:style-name="T18">fejlmeddelelse</text:span>, hvori brugeren f<text:span text:style-name="T6">å</text:span>r besked på, <text:span text:style-name="T6">at persisteret data ikke kunne tilgås</text:span>. <text:span text:style-name="T4">Hvis undtagelsen sker ved, at systemet går i dvale, vil ingen data blive indlæst.</text:span></text:p>
      <text:p text:style-name="P11"/>
      <text:p text:style-name="P30">Normalforløb:</text:p>
      <text:p text:style-name="P11">Normalforløb <text:span text:style-name="T7">1</text:span>: Busrute vælges fra <text:span text:style-name="T7">favorit-liste eller fuld liste.</text:span></text:p>
      <text:list xml:id="list1129454328982498443" text:style-name="L3">
        <text:list-item>
          <text:p text:style-name="P13">To samtidige operationer:</text:p>
          <text:list>
            <text:list-item>
              <text:p text:style-name="P12">Kortet vil åbnes og blive vist.</text:p>
            </text:list-item>
            <text:list-item>
              <text:p text:style-name="P13">Busruten og stoppesteder vil blive hentet fra <text:span text:style-name="T7">persisteret data</text:span></text:p>
            </text:list-item>
          </text:list>
        </text:list-item>
        <text:list-item>
          <text:p text:style-name="P13">Når Busruten og stoppestederne er hentet vil <text:span text:style-name="T7">disse</text:span> <text:span text:style-name="T7">ind</text:span>tegnes på kortet</text:p>
          <text:list>
            <text:list-item>
              <text:p text:style-name="P13">Hvis GPS er slået til, vil kortet zoome til brugerens position.</text:p>
            </text:list-item>
            <text:list-item>
              <text:p text:style-name="P13">Hvis GPS ikke er slået til, vil kortet zoome så hele ruten vil blive præsenteret.</text:p>
            </text:list-item>
          </text:list>
        </text:list-item>
        <text:list-item>
          <text:p text:style-name="P13"><text:span text:style-name="T7">B</text:span>usser<text:span text:style-name="T7">ne</text:span> <text:span text:style-name="T7">på den valgte rute, vil få hentet deres position.</text:span></text:p>
        </text:list-item>
        <text:list-item>
          <text:p text:style-name="P14"><text:span text:style-name="T7">B</text:span>usser<text:span text:style-name="T7">ne</text:span> <text:span text:style-name="T7">på den valgte rute,</text:span> vil få deres position tegnet ind, tydeligt markeret med den kørende retning.</text:p>
        </text:list-item>
        <text:list-item>
          <text:p text:style-name="P14">Efter et tidsinterval, vil alle <text:span text:style-name="T7">busser på ruten</text:span>, få deres positionen hentet igen.</text:p>
        </text:list-item>
        <text:list-item>
          <text:p text:style-name="P20">Når alle bussernes positioner er hente, vil deres position på kortet opdateres.</text:p>
        </text:list-item>
      </text:list>
      <text:p text:style-name="P15"/>
      <text:p text:style-name="P31">Undtagelser</text:p>
      <text:p text:style-name="P15">Undtagelse 1: <text:span text:style-name="T7">Hentningen af data annulleres</text:span></text:p>
      <text:list xml:id="list7942261680405582589" text:style-name="L4">
        <text:list-item>
          <text:p text:style-name="P23">Systemet <text:span text:style-name="T20">stopper med at hente bussernes positions data.</text:span></text:p>
        </text:list-item>
        <text:list-item>
          <text:p text:style-name="P16">Der returneres til listen over <text:span text:style-name="T21">busruter</text:span>.</text:p>
          <text:p text:style-name="P16"/>
        </text:list-item>
      </text:list>
      <text:p text:style-name="P15">Undtagelse 2: <text:span text:style-name="T7">Systemet går i dvale, </text:span>under hentning af data.</text:p>
      <text:list xml:id="list1786427494097160896" text:style-name="L5">
        <text:list-item>
          <text:p text:style-name="P17">Hentningen gøres færdige, og værdier opdateres.</text:p>
        </text:list-item>
        <text:list-item>
          <text:p text:style-name="P17">Systemet går i dvale. <text:span text:style-name="T21">Bussernes position vil ikke længere holdes opdateret.</text:span></text:p>
        </text:list-item>
      </text:list>
      <text:p text:style-name="P15"/>
      <text:p text:style-name="P22">Undtagelse 3: <text:span text:style-name="T17">Positions</text:span> data <text:span text:style-name="T19">for busserne</text:span> kan ikke tilgås.</text:p>
      <text:list xml:id="list6498745244125501709" text:style-name="L6">
        <text:list-item>
          <text:p text:style-name="P21">Systemet viser en fejlmeddelelse til brugeren,<text:span text:style-name="T14"> </text:span><text:span text:style-name="T15">der beskriver,</text:span><text:span text:style-name="T14"> at de</text:span><text:span text:style-name="T15">t</text:span><text:span text:style-name="T14"> ikke </text:span><text:span text:style-name="T16">er m</text:span><text:span text:style-name="T13">uligt at indlæse bussernes position.</text:span></text:p>
        </text:list-item>
        <text:list-item>
          <text:p text:style-name="P7">Kortet vil blive vist, hvor busserne er på deres senest hentede position. Bussernes position opdateres ikke længere.</text:p>
        </text:list-item>
      </text:list>
      <text:p text:style-name="P15"/>
      <text:p text:style-name="P19">Undtagelse <text:span text:style-name="T8">4</text:span>: <text:span text:style-name="T8"><text:s/></text:span><text:span text:style-name="T17">Positions</text:span><text:span text:style-name="T8"> data for busserne kan igen tilgås.</text:span></text:p>
      <text:list xml:id="list3752687693803520831" text:style-name="L7">
        <text:list-item>
          <text:p text:style-name="P18">Systemet fortsætter i normalforløbet. Bussernes position holdes igen opdater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29S</meta:editing-duration>
    <meta:editing-cycles>8</meta:editing-cycles>
    <meta:generator>LibreOffice/4.1.0.4$Windows_x86 LibreOffice_project/89ea49ddacd9aa532507cbf852f2bb22b1ace28</meta:generator>
    <dc:date>2013-09-11T16:16:58.261000000</dc:date>
    <meta:document-statistic meta:table-count="0" meta:image-count="0" meta:object-count="0" meta:page-count="2" meta:paragraph-count="46" meta:word-count="507" meta:character-count="3209" meta:non-whitespace-character-count="2755"/>
    <meta:user-defined meta:name="Info 1"/>
    <meta:user-defined meta:name="Info 2"/>
    <meta:user-defined meta:name="Info 3"/>
    <meta:user-defined meta:name="Info 4"/>
  </office:meta>
</office:document-meta>
</file>